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shapes>
          <draw:frame draw:z-index="0" draw:style-name="gr1" draw:text-style-name="P1" svg:width="6.2988in" svg:height="3.5429in" svg:x="0.1787in" svg:y="3.9154in">
            <draw:object draw:notify-on-update-of-ranges="Statistics.A1:Statistics.A1 Statistics.A2:Statistics.A12 Statistics.B1:Statistics.B1 Statistics.B2:Statistics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8882in" svg:y="3.9146in">
            <draw:object draw:notify-on-update-of-ranges="Statistics.A1:Statistics.A1 Statistics.A2:Statistics.A12 Statistics.C1:Statistics.C1 Statistics.C2:Statistics.C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4461in" svg:y="0.1579in">
            <draw:object draw:notify-on-update-of-ranges="Statistics.A1:Statistics.A1 Statistics.A2:Statistics.A12 Statistics.E1:Statistics.E1 Statistics.E2:Statistics.E12 Statistics.A1:Statistics.A1 Statistics.A2:Statistics.A12 Statistics.F1:Statistics.F1 Statistics.F2:Statistics.F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W1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Normalized Garbage</text:p>
          </table:table-cell>
          <table:table-cell office:value-type="string" calcext:value-type="string">
            <text:p>Normalized Distanc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30.5736553927" calcext:value-type="float">
            <text:p>8930.5736553927</text:p>
          </table:table-cell>
          <table:table-cell office:value-type="float" office:value="546.7018" calcext:value-type="float">
            <text:p>546.7018</text:p>
          </table:table-cell>
          <table:table-cell/>
          <table:table-cell table:formula="of:=[.B2]/MAX([.B2:.B12])" office:value-type="float" office:value="0.99982220719299" calcext:value-type="float">
            <text:p>0.99982220719299</text:p>
          </table:table-cell>
          <table:table-cell table:formula="of:=[.C2]/MAX([.C2:.C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890.86120238541" calcext:value-type="float">
            <text:p>8890.86120238541</text:p>
          </table:table-cell>
          <table:table-cell office:value-type="float" office:value="357.6308" calcext:value-type="float">
            <text:p>357.6308</text:p>
          </table:table-cell>
          <table:table-cell/>
          <table:table-cell table:formula="of:=[.B3]/MAX([.B3:.B13])" office:value-type="float" office:value="0.995376200256491" calcext:value-type="float">
            <text:p>0.995376200256491</text:p>
          </table:table-cell>
          <table:table-cell table:formula="of:=[.C3]/MAX([.C3:.C13])" office:value-type="float" office:value="0.92102053472278" calcext:value-type="float">
            <text:p>0.92102053472278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8885.14081683371" calcext:value-type="float">
            <text:p>8885.14081683371</text:p>
          </table:table-cell>
          <table:table-cell office:value-type="float" office:value="368.2504" calcext:value-type="float">
            <text:p>368.2504</text:p>
          </table:table-cell>
          <table:table-cell/>
          <table:table-cell table:formula="of:=[.B4]/MAX([.B4:.B14])" office:value-type="float" office:value="0.994735774598634" calcext:value-type="float">
            <text:p>0.994735774598634</text:p>
          </table:table-cell>
          <table:table-cell table:formula="of:=[.C4]/MAX([.C4:.C14])" office:value-type="float" office:value="0.948369604407332" calcext:value-type="float">
            <text:p>0.94836960440733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895.82027848296" calcext:value-type="float">
            <text:p>8895.82027848296</text:p>
          </table:table-cell>
          <table:table-cell office:value-type="float" office:value="343.309" calcext:value-type="float">
            <text:p>343.309</text:p>
          </table:table-cell>
          <table:table-cell/>
          <table:table-cell table:formula="of:=[.B5]/MAX([.B5:.B15])" office:value-type="float" office:value="0.995931393528594" calcext:value-type="float">
            <text:p>0.995931393528594</text:p>
          </table:table-cell>
          <table:table-cell table:formula="of:=[.C5]/MAX([.C5:.C15])" office:value-type="float" office:value="0.884137045117878" calcext:value-type="float">
            <text:p>0.88413704511787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8873.22679176824" calcext:value-type="float">
            <text:p>8873.22679176824</text:p>
          </table:table-cell>
          <table:table-cell office:value-type="float" office:value="365.5902" calcext:value-type="float">
            <text:p>365.5902</text:p>
          </table:table-cell>
          <table:table-cell/>
          <table:table-cell table:formula="of:=[.B6]/MAX([.B6:.B16])" office:value-type="float" office:value="0.993401940144415" calcext:value-type="float">
            <text:p>0.993401940144415</text:p>
          </table:table-cell>
          <table:table-cell table:formula="of:=[.C6]/MAX([.C6:.C16])" office:value-type="float" office:value="0.941518687689674" calcext:value-type="float">
            <text:p>0.94151868768967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836.45601283113" calcext:value-type="float">
            <text:p>8836.45601283113</text:p>
          </table:table-cell>
          <table:table-cell office:value-type="float" office:value="374.4612" calcext:value-type="float">
            <text:p>374.4612</text:p>
          </table:table-cell>
          <table:table-cell/>
          <table:table-cell table:formula="of:=[.B7]/MAX([.B7:.B17])" office:value-type="float" office:value="0.989285268273631" calcext:value-type="float">
            <text:p>0.989285268273631</text:p>
          </table:table-cell>
          <table:table-cell table:formula="of:=[.C7]/MAX([.C7:.C17])" office:value-type="float" office:value="0.964364519658077" calcext:value-type="float">
            <text:p>0.96436451965807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8902.12141212289" calcext:value-type="float">
            <text:p>8902.12141212289</text:p>
          </table:table-cell>
          <table:table-cell office:value-type="float" office:value="354.6491" calcext:value-type="float">
            <text:p>354.6491</text:p>
          </table:table-cell>
          <table:table-cell/>
          <table:table-cell table:formula="of:=[.B8]/MAX([.B8:.B18])" office:value-type="float" office:value="0.996636836827847" calcext:value-type="float">
            <text:p>0.996636836827847</text:p>
          </table:table-cell>
          <table:table-cell table:formula="of:=[.C8]/MAX([.C8:.C18])" office:value-type="float" office:value="0.913341646527516" calcext:value-type="float">
            <text:p>0.9133416465275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8920.11694432008" calcext:value-type="float">
            <text:p>8920.11694432008</text:p>
          </table:table-cell>
          <table:table-cell office:value-type="float" office:value="388.2984" calcext:value-type="float">
            <text:p>388.2984</text:p>
          </table:table-cell>
          <table:table-cell/>
          <table:table-cell table:formula="of:=[.B9]/MAX([.B9:.B19])" office:value-type="float" office:value="0.998651526299688" calcext:value-type="float">
            <text:p>0.998651526299688</text:p>
          </table:table-cell>
          <table:table-cell table:formula="of:=[.C9]/MAX([.C9:.C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857.988222131" calcext:value-type="float">
            <text:p>8857.988222131</text:p>
          </table:table-cell>
          <table:table-cell office:value-type="float" office:value="369.7049" calcext:value-type="float">
            <text:p>369.7049</text:p>
          </table:table-cell>
          <table:table-cell/>
          <table:table-cell table:formula="of:=[.B10]/MAX([.B10:.B20])" office:value-type="float" office:value="0.991695906364606" calcext:value-type="float">
            <text:p>0.991695906364606</text:p>
          </table:table-cell>
          <table:table-cell table:formula="of:=[.C10]/MAX([.C10:.C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8879.48529184494" calcext:value-type="float">
            <text:p>8879.48529184494</text:p>
          </table:table-cell>
          <table:table-cell office:value-type="float" office:value="338.481" calcext:value-type="float">
            <text:p>338.481</text:p>
          </table:table-cell>
          <table:table-cell/>
          <table:table-cell table:formula="of:=[.B11]/MAX([.B11:.B21])" office:value-type="float" office:value="0.994102610403891" calcext:value-type="float">
            <text:p>0.994102610403891</text:p>
          </table:table-cell>
          <table:table-cell table:formula="of:=[.C11]/MAX([.C11:.C21])" office:value-type="float" office:value="0.952478369648199" calcext:value-type="float">
            <text:p>0.9524783696481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32.16172949925" calcext:value-type="float">
            <text:p>8932.16172949925</text:p>
          </table:table-cell>
          <table:table-cell office:value-type="float" office:value="355.3687" calcext:value-type="float">
            <text:p>355.3687</text:p>
          </table:table-cell>
          <table:table-cell/>
          <table:table-cell table:formula="of:=[.B12]/MAX([.B12:.B22])" office:value-type="float" office:value="1" calcext:value-type="float">
            <text:p>1</text:p>
          </table:table-cell>
          <table:table-cell table:formula="of:=[.C12]/MAX([.C12:.C22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1T23:14:44.679358563</dc:date>
    <meta:editing-duration>PT17S</meta:editing-duration>
    <meta:editing-cycles>1</meta:editing-cycles>
    <meta:document-statistic meta:table-count="1" meta:cell-count="60" meta:object-count="3"/>
    <meta:generator>LibreOffice/7.3.3.2$Linux_X86_64 LibreOffice_project/d1d0ea68f081ee2800a922cac8f79445e4603348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6cm" svg:y="0.316cm" chart:style-name="ch2">
          <text:p>Total Garbage VS W1</text:p>
        </chart:title>
        <chart:plot-area chart:style-name="ch3" table:cell-range-address="Statistics.A1:Statistics.B12" chart:data-source-has-labels="row" svg:x="1.331cm" svg:y="1.275cm" svg:width="14.349cm" svg:height="6.564cm">
          <chart:coordinate-region svg:x="2.323cm" svg:y="1.474cm" svg:width="13.263cm" svg:height="5.718cm"/>
          <chart:axis chart:dimension="x" chart:name="primary-x" chart:style-name="ch4">
            <chart:title svg:x="7.667cm" svg:y="8.019cm" chart:style-name="ch5">
              <text:p>W1 Values</text:p>
            </chart:title>
            <chart:grid chart:style-name="ch6" chart:class="major"/>
          </chart:axis>
          <chart:axis chart:dimension="y" chart:name="primary-y" chart:style-name="ch7">
            <chart:title svg:x="0.451cm" svg:y="5.99cm" chart:style-name="ch8">
              <text:p>Total Garbage (Kg)</text:p>
            </chart:title>
            <chart:grid chart:style-name="ch6" chart:class="major"/>
          </chart:axis>
          <chart:series chart:style-name="ch9" chart:values-cell-range-address="Statistics.B2:Statistics.B12" chart:label-cell-address="Statistics.B1:Statistics.B1" chart:class="chart:scatter">
            <chart:domain table:cell-range-address="Statistics.A2:Statistics.A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arbage</text:p>
                <draw:g>
                  <svg:desc>Statistics.B1:Statistic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atistics.A2:Statistics.A12</svg:desc>
                </draw:g>
              </table:table-cell>
              <table:table-cell office:value-type="float" office:value="8930.5736553927">
                <text:p>8930.5736553927</text:p>
                <draw:g>
                  <svg:desc>Statistics.B2:Statistics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8890.86120238541">
                <text:p>8890.861202385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8885.14081683371">
                <text:p>8885.14081683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8895.82027848296">
                <text:p>8895.82027848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8873.22679176824">
                <text:p>8873.22679176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8836.45601283113">
                <text:p>8836.45601283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8902.12141212289">
                <text:p>8902.12141212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8920.11694432008">
                <text:p>8920.11694432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8857.988222131">
                <text:p>8857.9882221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8879.48529184494">
                <text:p>8879.48529184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932.16172949925">
                <text:p>8932.16172949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interval-major="0.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34cm" svg:y="0.316cm" chart:style-name="ch2">
          <text:p>Total Distance VS W1</text:p>
        </chart:title>
        <chart:plot-area chart:style-name="ch3" table:cell-range-address="Statistics.A1:Statistics.A12 Statistics.C1:Statistics.C12" chart:data-source-has-labels="row" svg:x="1.331cm" svg:y="1.275cm" svg:width="14.349cm" svg:height="6.564cm">
          <chart:coordinate-region svg:x="2.138cm" svg:y="1.475cm" svg:width="13.448cm" svg:height="5.717cm"/>
          <chart:axis chart:dimension="x" chart:name="primary-x" chart:style-name="ch4">
            <chart:title svg:x="7.667cm" svg:y="8.019cm" chart:style-name="ch5">
              <text:p>W1 Values</text:p>
            </chart:title>
            <chart:grid chart:style-name="ch6" chart:class="major"/>
          </chart:axis>
          <chart:axis chart:dimension="y" chart:name="primary-y" chart:style-name="ch7">
            <chart:title svg:x="0.451cm" svg:y="6.03cm" chart:style-name="ch8">
              <text:p>Total Distance (Km)</text:p>
            </chart:title>
            <chart:grid chart:style-name="ch6" chart:class="major"/>
          </chart:axis>
          <chart:series chart:style-name="ch9" chart:values-cell-range-address="Statistics.C2:Statistics.C12" chart:label-cell-address="Statistics.C1:Statistics.C1" chart:class="chart:scatter">
            <chart:domain table:cell-range-address="Statistics.A2:Statistics.A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tance</text:p>
                <draw:g>
                  <svg:desc>Statistics.C1:Statistic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atistics.A2:Statistics.A12</svg:desc>
                </draw:g>
              </table:table-cell>
              <table:table-cell office:value-type="float" office:value="546.7018">
                <text:p>546.7018</text:p>
                <draw:g>
                  <svg:desc>Statistics.C2:Statistics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357.6308">
                <text:p>357.6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368.2504">
                <text:p>368.2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343.309">
                <text:p>343.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65.5902">
                <text:p>365.5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74.4612">
                <text:p>374.4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54.6491">
                <text:p>354.6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88.2984">
                <text:p>388.2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369.7049">
                <text:p>369.7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38.481">
                <text:p>338.4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55.3687">
                <text:p>355.36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" chart:origin="0" chart:interval-major="0.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8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63cm" svg:y="0.316cm" chart:style-name="ch2">
          <text:p>Normalized Garbage and Distance VS W1</text:p>
        </chart:title>
        <chart:legend chart:legend-position="end" svg:x="11.481cm" svg:y="3.952cm" style:legend-expansion="high" chart:style-name="ch3"/>
        <chart:plot-area chart:style-name="ch4" table:cell-range-address="Statistics.A1:Statistics.A12 Statistics.E1:Statistics.F12" chart:data-source-has-labels="row" svg:x="1.331cm" svg:y="1.275cm" svg:width="9.83cm" svg:height="6.564cm">
          <chart:coordinate-region svg:x="2.243cm" svg:y="1.475cm" svg:width="8.824cm" svg:height="5.718cm"/>
          <chart:axis chart:dimension="x" chart:name="primary-x" chart:style-name="ch5">
            <chart:title svg:x="5.408cm" svg:y="8.019cm" chart:style-name="ch6">
              <text:p>W1 Values</text:p>
            </chart:title>
          </chart:axis>
          <chart:axis chart:dimension="y" chart:name="primary-y" chart:style-name="ch7">
            <chart:title svg:x="0.451cm" svg:y="5.99cm" chart:style-name="ch8">
              <text:p>Normalized Values</text:p>
            </chart:title>
          </chart:axis>
          <chart:series chart:style-name="ch9" chart:values-cell-range-address="Statistics.E2:Statistics.E12" chart:label-cell-address="Statistics.E1:Statistics.E1" chart:class="chart:scatter">
            <chart:domain table:cell-range-address="Statistics.A2:Statistics.A12"/>
            <chart:data-point chart:repeated="11"/>
          </chart:series>
          <chart:series chart:style-name="ch10" chart:values-cell-range-address="Statistics.F2:Statistics.F12" chart:label-cell-address="Statistics.F1:Statistics.F1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ized Garbage</text:p>
                <draw:g>
                  <svg:desc>Statistics.E1:Statistics.E1</svg:desc>
                </draw:g>
              </table:table-cell>
              <table:table-cell office:value-type="string">
                <text:p>Normalized Distance</text:p>
                <draw:g>
                  <svg:desc>Statistics.F1:Statistic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tatistics.A2:Statistics.A12</svg:desc>
                </draw:g>
              </table:table-cell>
              <table:table-cell office:value-type="float" office:value="0.99982220719299">
                <text:p>0.99982220719299</text:p>
                <draw:g>
                  <svg:desc>Statistics.E2:Statistics.E12</svg:desc>
                </draw:g>
              </table:table-cell>
              <table:table-cell office:value-type="float" office:value="1">
                <text:p>1</text:p>
                <draw:g>
                  <svg:desc>Statistics.F2:Statistics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95376200256491">
                <text:p>0.995376200256491</text:p>
              </table:table-cell>
              <table:table-cell office:value-type="float" office:value="0.92102053472278">
                <text:p>0.921020534722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994735774598634">
                <text:p>0.994735774598634</text:p>
              </table:table-cell>
              <table:table-cell office:value-type="float" office:value="0.948369604407332">
                <text:p>0.9483696044073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995931393528594">
                <text:p>0.995931393528594</text:p>
              </table:table-cell>
              <table:table-cell office:value-type="float" office:value="0.884137045117878">
                <text:p>0.884137045117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993401940144415">
                <text:p>0.993401940144415</text:p>
              </table:table-cell>
              <table:table-cell office:value-type="float" office:value="0.941518687689674">
                <text:p>0.941518687689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989285268273631">
                <text:p>0.989285268273631</text:p>
              </table:table-cell>
              <table:table-cell office:value-type="float" office:value="0.964364519658077">
                <text:p>0.964364519658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996636836827847">
                <text:p>0.996636836827847</text:p>
              </table:table-cell>
              <table:table-cell office:value-type="float" office:value="0.913341646527516">
                <text:p>0.913341646527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998651526299688">
                <text:p>0.998651526299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991695906364606">
                <text:p>0.9916959063646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994102610403891">
                <text:p>0.994102610403891</text:p>
              </table:table-cell>
              <table:table-cell office:value-type="float" office:value="0.952478369648199">
                <text:p>0.952478369648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